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974e" officeooo:paragraph-rsid="001a97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rvoje -</text:p>
      <text:p text:style-name="P1"/>
      <text:p text:style-name="P1">I have modified my kNN function such that it takes a vector of k values rather than a single one. For this reason, the argument k is now capitalised, and the output is a list of lists (one for each k value) rather than a single one. This speeds up the process of testing over various ks because it means you don't have to re-calculate the distance matrix every time.</text:p>
      <text:p text:style-name="P1"/>
      <text:p text:style-name="P1">Furthermore, building contour plots has been proved to be a scientific impossibility.</text:p>
      <text:p text:style-name="P1"/>
      <text:p text:style-name="P1">Best,</text:p>
      <text:p text:style-name="P1">Sara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1:44:13.951783995</meta:creation-date>
    <dc:date>2016-02-05T11:47:00.098409702</dc:date>
    <meta:editing-duration>P0D</meta:editing-duration>
    <meta:editing-cycles>1</meta:editing-cycles>
    <meta:document-statistic meta:table-count="0" meta:image-count="0" meta:object-count="0" meta:page-count="1" meta:paragraph-count="5" meta:word-count="86" meta:character-count="469" meta:non-whitespace-character-count="388"/>
    <meta:generator>LibreOffice/4.2.8.2$Linux_X86_64 LibreOffice_project/420m0$Build-2</meta:generator>
  </office:meta>
</office:document-meta>
</file>